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mój">
      <style:text-properties fo:font-variant="normal" fo:text-transform="none" fo:color="#000000" fo:letter-spacing="normal" fo:font-style="normal" officeooo:rsid="00f456b1" officeooo:paragraph-rsid="000807c6"/>
    </style:style>
    <style:style style:name="P2" style:family="paragraph" style:parent-style-name="mój">
      <style:text-properties officeooo:paragraph-rsid="000807c6"/>
    </style:style>
    <style:style style:name="T1" style:family="text">
      <style:text-properties officeooo:rsid="00eb2568"/>
    </style:style>
    <style:style style:name="T2" style:family="text">
      <style:text-properties officeooo:rsid="01970fc6"/>
    </style:style>
    <style:style style:name="T3" style:family="text">
      <style:text-properties fo:font-variant="normal" fo:text-transform="none" fo:color="#000000" fo:letter-spacing="normal" fo:font-style="normal" officeooo:rsid="00f456b1"/>
    </style:style>
    <style:style style:name="T4" style:family="text">
      <style:text-properties fo:font-variant="normal" fo:text-transform="none" fo:color="#000000" fo:letter-spacing="normal" fo:font-style="normal" officeooo:rsid="00a1b234"/>
    </style:style>
    <style:style style:name="T5" style:family="text">
      <style:text-properties fo:font-variant="normal" fo:text-transform="none" fo:color="#000000" fo:letter-spacing="normal" fo:font-style="normal" officeooo:rsid="009d4e06"/>
    </style:style>
    <style:style style:name="T6" style:family="text">
      <style:text-properties fo:font-variant="normal" fo:text-transform="none" fo:color="#000000" fo:letter-spacing="normal" fo:font-style="normal" officeooo:rsid="0009c69d"/>
    </style:style>
    <style:style style:name="T7" style:family="text">
      <style:text-properties fo:font-variant="normal" fo:text-transform="none" fo:color="#000000" fo:letter-spacing="normal" fo:font-style="normal" officeooo:rsid="000ac4f7"/>
    </style:style>
    <style:style style:name="T8" style:family="text">
      <style:text-properties officeooo:rsid="0009c69d"/>
    </style:style>
    <style:style style:name="T9" style:family="text">
      <style:text-properties officeooo:rsid="000ba80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mój"><text:tab/><text:span text:style-name="T8">We wstępie opisana zostanie geneza pracy oraz rozwinięcie tematu. </text:span>W dalszej <text:span text:style-name="T8">jego </text:span>części opisane zostaną systemy informatyczne, a także ich infrastruktura. Przestawione zostaną protokoły komunikacyjne w oparciu o które komunikują się ich elementy składowe. Opisany zostanie w tym celu model odniesienia OSI. Będzie to wprowadzenie teoretyczne do implementowanych w dalszych rozdziałach protokołów komunikacyjnych.</text:p>
      <text:p text:style-name="P1"><text:tab/>W kolejnym rozdziale przeanalizowane <text:span text:style-name="T8">są</text:span> istniejące rozwiązania pełniące podobną funkcję. Analiza ta dotyczy różnych aspektów tych rozwiązań takich jak koszt zainstalowania, obszar zastosowań, łatwość obsługi. W wyniku tej analizy przedstawiona zosta<text:span text:style-name="T8">ła</text:span> ocena każdego z nich, a uzyskane w ten sposób wnioski <text:span text:style-name="T8">są </text:span>cennym źródłem informacji do rozpoczęcia własnego projektu systemu.</text:p>
      <text:p text:style-name="P2"><text:span text:style-name="T3"><text:tab/>Projekt ten </text:span><text:span text:style-name="T6">jest</text:span><text:span text:style-name="T4"> opisany w następnym rozdziale i opiera się głównie na założeniach zawartych w karcie pracy oraz autora. Opracowane zosta</text:span><text:span text:style-name="T6">ły</text:span><text:span text:style-name="T4"> schematy ideowy i </text:span><text:span text:style-name="T6">blokowy</text:span><text:span text:style-name="T4">. Następnie przestawione i </text:span><text:span text:style-name="T3">uzasadnione </text:span><text:span text:style-name="T6">są</text:span><text:span text:style-name="T3"> wybrane rozwiązania takie jak oprogramowanie. </text:span></text:p>
      <text:p text:style-name="P2"><text:span text:style-name="T5"><text:tab/></text:span><text:span text:style-name="T3">Powstały w ten sposób projekt </text:span><text:span text:style-name="T6">jest</text:span><text:span text:style-name="T3"> punktem odniesienia do wykonania części praktycznej jaką </text:span><text:span text:style-name="T6">jest</text:span><text:span text:style-name="T3"> głównie programowanie w wielu językach oraz na różnych platformach, ale również integracja sprzętowa z wykorzystaniem platformy E2LP. Opis działań związanych z pisaniem kodu tudzież konfiguracją poszczególnych elementów systemu przedstawiony </text:span><text:span text:style-name="T6">jest</text:span><text:span text:style-name="T3"> w kolejny</text:span><text:span text:style-name="T6">m</text:span><text:span text:style-name="T3"> rozdzia</text:span><text:span text:style-name="T6">le</text:span><text:span text:style-name="T3">. </text:span><text:span text:style-name="T7">Działania te podzielone są w zależności od budowanej części systemu. Oddzielny podrozdział opisuje konfigurację oraz programowanie układu FPGA oraz mikrokontrolera LPC. Inny budowę witryny internetowej, jeszcze inny aplikację pośredniczącą między platformą E2LP a serwerem oraz inny przedstawiający działanie procesora softwarowego PicoBlaze. <text:s text:c="2"/></text:span></text:p>
      <text:p text:style-name="P2"><text:span text:style-name="T3"><text:tab/>Wynikający z</text:span> nich <text:span text:style-name="T9">kolejny </text:span>rozdział przedstaw<text:span text:style-name="T9">ia</text:span> model służący prezentacji funkcjonowania systemu. Głównie <text:span text:style-name="T9">są </text:span>to komponenty softwarowe, ale także takie, które ze względów praktycznych zosta<text:span text:style-name="T9">ły</text:span> zasymulowane. Opisane w tym rozdziale <text:span text:style-name="T9">są </text:span>również testy stworzonego modelu, <text:span text:style-name="T9">które</text:span> odzwierciedle<text:span text:style-name="T9">ją</text:span> rzeczywistego działania systemu.</text:p>
      <text:p text:style-name="P2"><text:span text:style-name="T1"><text:tab/>Ostatni </text:span>rozdział pracy <text:span text:style-name="T2">to</text:span> podsumowanie oraz wniosk<text:span text:style-name="T2">i</text:span> płynąc<text:span text:style-name="T2">e</text:span> z otrzymanych rezultatów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mój" style:family="paragraph" style:parent-style-name="Text_20_body">
      <style:paragraph-properties fo:text-align="justify" style:justify-single-word="false"/>
      <style:text-properties style:use-window-font-color="true" style:font-name="Times New Roman" fo:font-family="'Times New Roman'" style:font-family-generic="roman" style:font-pitch="variable" fo:language="pl" fo:country="PL" fo:font-style="normal" fo:font-weight="normal" fo:background-color="transparent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6T12:13:54.130000000</meta:creation-date>
    <dc:date>2016-02-06T13:09:35.863000000</dc:date>
    <meta:editing-duration>PT55M40S</meta:editing-duration>
    <meta:editing-cycles>4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6" meta:word-count="276" meta:character-count="2164" meta:non-whitespace-character-count="1882"/>
  </office:meta>
</office:document-meta>
</file>